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25.82mm" svg:height="124.58mm" svg:x="149.43mm" svg:y="7.7mm">
            <loext:p draw:notify-on-update-of-ranges="Sheet1.C2:Sheet1.C31 Sheet1.D2:Sheet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4.91mm" svg:height="133.35mm" svg:x="158.07mm" svg:y="144.76mm">
            <loext:p draw:notify-on-update-of-ranges="Sheet1.C2:Sheet1.C31 Sheet1.E2:Sheet1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23860" calcext:value-type="float">
            <text:p>1523860</text:p>
          </table:table-cell>
          <table:table-cell table:style-name="ce1" office:value-type="float" office:value="28.3973840793157" calcext:value-type="float">
            <text:p>28,4</text:p>
          </table:table-cell>
          <table:table-cell table:style-name="ce2" table:formula="of:=(1000000*[.D2])/[.C2]" office:value-type="float" office:value="18.6351660121768" calcext:value-type="float">
            <text:p>18,6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4899796" calcext:value-type="float">
            <text:p>4899796</text:p>
          </table:table-cell>
          <table:table-cell table:style-name="ce1" office:value-type="float" office:value="20.6227503931328" calcext:value-type="float">
            <text:p>20,62</text:p>
          </table:table-cell>
          <table:table-cell table:formula="of:=(1000000*[.D3])/[.C3]" office:value-type="float" office:value="4.20889979769215" calcext:value-type="float">
            <text:p>4,2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1722000" calcext:value-type="float">
            <text:p>11722000</text:p>
          </table:table-cell>
          <table:table-cell table:style-name="ce1" office:value-type="float" office:value="15.2427402225443" calcext:value-type="float">
            <text:p>15,24</text:p>
          </table:table-cell>
          <table:table-cell table:formula="of:=(1000000*[.D4])/[.C4]" office:value-type="float" office:value="1.30035320103603" calcext:value-type="float">
            <text:p>1,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172200" calcext:value-type="float">
            <text:p>1172200</text:p>
          </table:table-cell>
          <table:table-cell table:style-name="ce1" office:value-type="float" office:value="15.0586251383169" calcext:value-type="float">
            <text:p>15,06</text:p>
          </table:table-cell>
          <table:table-cell table:style-name="ce2" table:formula="of:=(1000000*[.D5])/[.C5]" office:value-type="float" office:value="12.8464640320055" calcext:value-type="float">
            <text:p>12,8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808818" calcext:value-type="float">
            <text:p>808818</text:p>
          </table:table-cell>
          <table:table-cell table:style-name="ce1" office:value-type="float" office:value="13.7535369462971" calcext:value-type="float">
            <text:p>13,75</text:p>
          </table:table-cell>
          <table:table-cell table:style-name="ce2" table:formula="of:=(1000000*[.D6])/[.C6]" office:value-type="float" office:value="17.0044892006571" calcext:value-type="float">
            <text:p>17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117220000" calcext:value-type="float">
            <text:p>117220000</text:p>
          </table:table-cell>
          <table:table-cell table:style-name="ce1" office:value-type="float" office:value="12.512220189135" calcext:value-type="float">
            <text:p>12,51</text:p>
          </table:table-cell>
          <table:table-cell table:formula="of:=(1000000*[.D7])/[.C7]" office:value-type="float" office:value="0.106741342681582" calcext:value-type="float">
            <text:p>0,1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15250322" calcext:value-type="float">
            <text:p>15250322</text:p>
          </table:table-cell>
          <table:table-cell table:style-name="ce1" office:value-type="float" office:value="9.93490060150615" calcext:value-type="float">
            <text:p>9,93</text:p>
          </table:table-cell>
          <table:table-cell table:formula="of:=(1000000*[.D8])/[.C8]" office:value-type="float" office:value="0.651455136587028" calcext:value-type="float">
            <text:p>0,6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sc_year,rule</text:p>
          </table:table-cell>
          <table:table-cell office:value-type="float" office:value="5638282" calcext:value-type="float">
            <text:p>5638282</text:p>
          </table:table-cell>
          <table:table-cell office:value-type="float" office:value="6.79704289728536" calcext:value-type="float">
            <text:p>6,8</text:p>
          </table:table-cell>
          <table:table-cell table:formula="of:=(1000000*[.D9])/[.C9]" office:value-type="float" office:value="1.20551666221827" calcext:value-type="float">
            <text:p>1,2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10])/[.C10]" office:value-type="float" office:value="13.3967494880493" calcext:value-type="float">
            <text:p>13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11])/[.C11]" office:value-type="float" office:value="13.3967494880493" calcext:value-type="float">
            <text:p>13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6.10333747619429" calcext:value-type="float">
            <text:p>6,1</text:p>
          </table:table-cell>
          <table:table-cell table:formula="of:=(1000000*[.D12])/[.C12]" office:value-type="float" office:value="4.00518254708063" calcext:value-type="float">
            <text:p>4,0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d_sc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6.03116692664394" calcext:value-type="float">
            <text:p>6,03</text:p>
          </table:table-cell>
          <table:table-cell table:formula="of:=(1000000*[.D13])/[.C13]" office:value-type="float" office:value="0.733975584960761" calcext:value-type="float">
            <text:p>0,7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5.35038828607379" calcext:value-type="float">
            <text:p>5,35</text:p>
          </table:table-cell>
          <table:table-cell table:formula="of:=(1000000*[.D14])/[.C14]" office:value-type="float" office:value="0.877769002085787" calcext:value-type="float">
            <text:p>0,8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15])/[.C15]" office:value-type="float" office:value="45.2810068336304" calcext:value-type="float">
            <text:p>45,2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dd_sc,rule</text:p>
          </table:table-cell>
          <table:table-cell office:value-type="float" office:value="82065722" calcext:value-type="float">
            <text:p>82065722</text:p>
          </table:table-cell>
          <table:table-cell office:value-type="float" office:value="5.30783962103815" calcext:value-type="float">
            <text:p>5,31</text:p>
          </table:table-cell>
          <table:table-cell table:formula="of:=(1000000*[.D16])/[.C16]" office:value-type="float" office:value="0.0646779129176266" calcext:value-type="float">
            <text:p>0,06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year_Word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5.1450504320243" calcext:value-type="float">
            <text:p>5,15</text:p>
          </table:table-cell>
          <table:table-cell table:formula="of:=(1000000*[.D17])/[.C17]" office:value-type="float" office:value="3.37632750516734" calcext:value-type="float">
            <text:p>3,3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sc_dd,rule</text:p>
          </table:table-cell>
          <table:table-cell office:value-type="float" office:value="7033200" calcext:value-type="float">
            <text:p>7033200</text:p>
          </table:table-cell>
          <table:table-cell office:value-type="float" office:value="5.1450504320243" calcext:value-type="float">
            <text:p>5,15</text:p>
          </table:table-cell>
          <table:table-cell table:formula="of:=(1000000*[.D18])/[.C18]" office:value-type="float" office:value="0.73153762611959" calcext:value-type="float">
            <text:p>0,7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4.98226124301044" calcext:value-type="float">
            <text:p>4,98</text:p>
          </table:table-cell>
          <table:table-cell table:style-name="ce2" table:formula="of:=(1000000*[.D19])/[.C19]" office:value-type="float" office:value="6.15992873923483" calcext:value-type="float">
            <text:p>6,16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4.98226124301044" calcext:value-type="float">
            <text:p>4,98</text:p>
          </table:table-cell>
          <table:table-cell table:formula="of:=(1000000*[.D20])/[.C20]" office:value-type="float" office:value="4.25035083007204" calcext:value-type="float">
            <text:p>4,2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4.98226124301044" calcext:value-type="float">
            <text:p>4,98</text:p>
          </table:table-cell>
          <table:table-cell table:formula="of:=(1000000*[.D21])/[.C21]" office:value-type="float" office:value="1.0168303421225" calcext:value-type="float">
            <text:p>1,02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4.98226124301044" calcext:value-type="float">
            <text:p>4,98</text:p>
          </table:table-cell>
          <table:table-cell table:formula="of:=(1000000*[.D22])/[.C22]" office:value-type="float" office:value="0.425035083007204" calcext:value-type="float">
            <text:p>0,4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23])/[.C23]" office:value-type="float" office:value="39.1103251615114" calcext:value-type="float">
            <text:p>39,1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58451231543237" calcext:value-type="float">
            <text:p>4,58</text:p>
          </table:table-cell>
          <table:table-cell table:formula="of:=(1000000*[.D24])/[.C24]" office:value-type="float" office:value="0.752121637721374" calcext:value-type="float">
            <text:p>0,7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58451231543237" calcext:value-type="float">
            <text:p>4,58</text:p>
          </table:table-cell>
          <table:table-cell table:formula="of:=(1000000*[.D25])/[.C25]" office:value-type="float" office:value="0.752121637721374" calcext:value-type="float">
            <text:p>0,7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d_2sc,rule</text:p>
          </table:table-cell>
          <table:table-cell office:value-type="float" office:value="8205400" calcext:value-type="float">
            <text:p>8205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6])/[.C26]" office:value-type="float" office:value="0.558718930878735" calcext:value-type="float">
            <text:p>0,56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ddd_wOR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7])/[.C27]" office:value-type="float" office:value="0.391103251615114" calcext:value-type="float">
            <text:p>0,39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29328444" calcext:value-type="float">
            <text:p>29328444</text:p>
          </table:table-cell>
          <table:table-cell office:value-type="float" office:value="4.58451231543237" calcext:value-type="float">
            <text:p>4,58</text:p>
          </table:table-cell>
          <table:table-cell table:formula="of:=(1000000*[.D28])/[.C28]" office:value-type="float" office:value="0.156316247647927" calcext:value-type="float">
            <text:p>0,16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4.58451231543237" calcext:value-type="float">
            <text:p>4,58</text:p>
          </table:table-cell>
          <table:table-cell table:formula="of:=(1000000*[.D29])/[.C29]" office:value-type="float" office:value="0.010708116625099" calcext:value-type="float">
            <text:p>0,0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42172312641851" calcext:value-type="float">
            <text:p>4,42</text:p>
          </table:table-cell>
          <table:table-cell table:formula="of:=(1000000*[.D30])/[.C30]" office:value-type="float" office:value="0.725414921058777" calcext:value-type="float">
            <text:p>0,7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day_dd_Wor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1])/[.C31]" office:value-type="float" office:value="0.121682502887279" calcext:value-type="float">
            <text:p>0,12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23860" calcext:value-type="float">
            <text:p>1523860</text:p>
          </table:table-cell>
          <table:table-cell table:style-name="ce1" office:value-type="float" office:value="28.3973840793157" calcext:value-type="float">
            <text:p>28,4</text:p>
          </table:table-cell>
          <table:table-cell table:style-name="ce2" table:formula="of:=(1000000*[.D41])/[.C41]" office:value-type="float" office:value="18.6351660121768" calcext:value-type="float">
            <text:p>18,6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808818" calcext:value-type="float">
            <text:p>808818</text:p>
          </table:table-cell>
          <table:table-cell table:style-name="ce1" office:value-type="float" office:value="13.7535369462971" calcext:value-type="float">
            <text:p>13,75</text:p>
          </table:table-cell>
          <table:table-cell table:style-name="ce2" table:formula="of:=(1000000*[.D42])/[.C42]" office:value-type="float" office:value="17.0044892006571" calcext:value-type="float">
            <text:p>17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172200" calcext:value-type="float">
            <text:p>1172200</text:p>
          </table:table-cell>
          <table:table-cell table:style-name="ce1" office:value-type="float" office:value="15.0586251383169" calcext:value-type="float">
            <text:p>15,06</text:p>
          </table:table-cell>
          <table:table-cell table:style-name="ce2" table:formula="of:=(1000000*[.D43])/[.C43]" office:value-type="float" office:value="12.8464640320055" calcext:value-type="float">
            <text:p>12,8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4899796" calcext:value-type="float">
            <text:p>4899796</text:p>
          </table:table-cell>
          <table:table-cell table:style-name="ce1" office:value-type="float" office:value="20.6227503931328" calcext:value-type="float">
            <text:p>20,62</text:p>
          </table:table-cell>
          <table:table-cell table:formula="of:=(1000000*[.D44])/[.C44]" office:value-type="float" office:value="4.20889979769215" calcext:value-type="float">
            <text:p>4,2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1722000" calcext:value-type="float">
            <text:p>11722000</text:p>
          </table:table-cell>
          <table:table-cell table:style-name="ce1" office:value-type="float" office:value="15.2427402225443" calcext:value-type="float">
            <text:p>15,24</text:p>
          </table:table-cell>
          <table:table-cell table:formula="of:=(1000000*[.D45])/[.C45]" office:value-type="float" office:value="1.30035320103603" calcext:value-type="float">
            <text:p>1,3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15250322" calcext:value-type="float">
            <text:p>15250322</text:p>
          </table:table-cell>
          <table:table-cell table:style-name="ce1" office:value-type="float" office:value="9.93490060150615" calcext:value-type="float">
            <text:p>9,93</text:p>
          </table:table-cell>
          <table:table-cell table:formula="of:=(1000000*[.D46])/[.C46]" office:value-type="float" office:value="0.651455136587028" calcext:value-type="float">
            <text:p>0,65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117220000" calcext:value-type="float">
            <text:p>117220000</text:p>
          </table:table-cell>
          <table:table-cell table:style-name="ce1" office:value-type="float" office:value="12.512220189135" calcext:value-type="float">
            <text:p>12,51</text:p>
          </table:table-cell>
          <table:table-cell table:formula="of:=(1000000*[.D47])/[.C47]" office:value-type="float" office:value="0.106741342681582" calcext:value-type="float">
            <text:p>0,1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5.30783962103815" calcext:value-type="float">
            <text:p>5,31</text:p>
          </table:table-cell>
          <table:table-cell table:style-name="ce2" office:value-type="float" office:value="45.2810068336304" calcext:value-type="float">
            <text:p>45,2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39.1103251615114" calcext:value-type="float">
            <text:p>39,1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50])/[.C50]" office:value-type="float" office:value="13.3967494880493" calcext:value-type="float">
            <text:p>13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51])/[.C51]" office:value-type="float" office:value="13.3967494880493" calcext:value-type="float">
            <text:p>13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4.98226124301044" calcext:value-type="float">
            <text:p>4,98</text:p>
          </table:table-cell>
          <table:table-cell table:style-name="ce2" office:value-type="float" office:value="6.15992873923483" calcext:value-type="float">
            <text:p>6,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48:Sheet1.E5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32:00.6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7S</meta:editing-duration>
    <meta:editing-cycles>4</meta:editing-cycles>
    <meta:generator>LibreOffice/5.2.0.4$Windows_x86 LibreOffice_project/066b007f5ebcc236395c7d282ba488bca6720265</meta:generator>
    <dc:date>2016-08-13T22:38:52.373000000</dc:date>
    <meta:document-statistic meta:table-count="3" meta:cell-count="22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83cm" svg:height="12.459cm" xlink:href=".." xlink:type="simple" chart:class="chart:scatter" chart:style-name="ch1">
        <chart:plot-area chart:style-name="ch2" table:cell-range-address="Sheet1.C2:Sheet1.D31" svg:x="0.451cm" svg:y="0.249cm" svg:width="21.681cm" svg:height="11.961cm">
          <chartooo:coordinate-region svg:x="1.072cm" svg:y="0.448cm" svg:width="20.225cm" svg:height="11.1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1" chart:class="chart:scatter">
            <chart:domain table:cell-range-address="Sheet1.C2:Sheet1.C31"/>
            <chart:mean-value chart:style-name="ch6"/>
            <chart:regression-curve chart:style-name="ch7"/>
            <chart:data-point chart:repeated="6"/>
            <chart:data-point chart:style-name="ch8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3860">
                <text:p>1523860</text:p>
                <draw:g>
                  <svg:desc>Sheet1.C2:Sheet1.C31</svg:desc>
                </draw:g>
              </table:table-cell>
              <table:table-cell office:value-type="float" office:value="28.3973840793157">
                <text:p>28.3973840793157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99796">
                <text:p>4899796</text:p>
              </table:table-cell>
              <table:table-cell office:value-type="float" office:value="20.6227503931328">
                <text:p>20.622750393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2000">
                <text:p>11722000</text:p>
              </table:table-cell>
              <table:table-cell office:value-type="float" office:value="15.2427402225443">
                <text:p>15.242740222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2200">
                <text:p>1172200</text:p>
              </table:table-cell>
              <table:table-cell office:value-type="float" office:value="15.0586251383169">
                <text:p>15.0586251383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8818">
                <text:p>808818</text:p>
              </table:table-cell>
              <table:table-cell office:value-type="float" office:value="13.7535369462971">
                <text:p>13.753536946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20000">
                <text:p>117220000</text:p>
              </table:table-cell>
              <table:table-cell office:value-type="float" office:value="12.512220189135">
                <text:p>12.512220189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50322">
                <text:p>15250322</text:p>
              </table:table-cell>
              <table:table-cell office:value-type="float" office:value="9.93490060150615">
                <text:p>9.93490060150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38282">
                <text:p>5638282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602">
                <text:p>480602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602">
                <text:p>480602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3860">
                <text:p>152386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17122">
                <text:p>8217122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95440">
                <text:p>609544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220">
                <text:p>11722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65722">
                <text:p>82065722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3860">
                <text:p>152386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33200">
                <text:p>703320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8818">
                <text:p>808818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200">
                <text:p>117220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9796">
                <text:p>489979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22000">
                <text:p>1172200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220">
                <text:p>1172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5440">
                <text:p>60954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95440">
                <text:p>60954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05400">
                <text:p>8205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22000">
                <text:p>11722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28444">
                <text:p>29328444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8134328">
                <text:p>42813432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95440">
                <text:p>60954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338200">
                <text:p>363382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2cm" svg:height="13.336cm" xlink:href=".." xlink:type="simple" chart:class="chart:scatter" chart:style-name="ch1">
        <chart:plot-area chart:style-name="ch2" table:cell-range-address="Sheet1.C2:Sheet1.C31 Sheet1.E2:Sheet1.E31" svg:x="0.409cm" svg:y="0.266cm" svg:width="19.674cm" svg:height="12.804cm">
          <chartooo:coordinate-region svg:x="1.03cm" svg:y="0.465cm" svg:width="18.218cm" svg:height="11.9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1" chart:class="chart:scatter">
            <chart:domain table:cell-range-address="Sheet1.C2:Sheet1.C31"/>
            <chart:mean-value chart:style-name="ch6"/>
            <chart:regression-curve chart:style-name="ch7"/>
            <chart:data-point chart:repeated="7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3860">
                <text:p>1523860</text:p>
                <draw:g>
                  <svg:desc>Sheet1.C2:Sheet1.C31</svg:desc>
                </draw:g>
              </table:table-cell>
              <table:table-cell office:value-type="float" office:value="18.6351660121768">
                <text:p>18.6351660121768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99796">
                <text:p>4899796</text:p>
              </table:table-cell>
              <table:table-cell office:value-type="float" office:value="4.20889979769215">
                <text:p>4.20889979769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2000">
                <text:p>11722000</text:p>
              </table:table-cell>
              <table:table-cell office:value-type="float" office:value="1.30035320103603">
                <text:p>1.3003532010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2200">
                <text:p>1172200</text:p>
              </table:table-cell>
              <table:table-cell office:value-type="float" office:value="12.8464640320055">
                <text:p>12.846464032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8818">
                <text:p>808818</text:p>
              </table:table-cell>
              <table:table-cell office:value-type="float" office:value="17.0044892006571">
                <text:p>17.0044892006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20000">
                <text:p>117220000</text:p>
              </table:table-cell>
              <table:table-cell office:value-type="float" office:value="0.106741342681582">
                <text:p>0.10674134268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50322">
                <text:p>15250322</text:p>
              </table:table-cell>
              <table:table-cell office:value-type="float" office:value="0.651455136587028">
                <text:p>0.651455136587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38282">
                <text:p>5638282</text:p>
              </table:table-cell>
              <table:table-cell office:value-type="float" office:value="1.20551666221827">
                <text:p>1.20551666221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602">
                <text:p>480602</text:p>
              </table:table-cell>
              <table:table-cell office:value-type="float" office:value="13.3967494880493">
                <text:p>13.3967494880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602">
                <text:p>480602</text:p>
              </table:table-cell>
              <table:table-cell office:value-type="float" office:value="13.3967494880493">
                <text:p>13.3967494880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3860">
                <text:p>1523860</text:p>
              </table:table-cell>
              <table:table-cell office:value-type="float" office:value="4.00518254708063">
                <text:p>4.00518254708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17122">
                <text:p>8217122</text:p>
              </table:table-cell>
              <table:table-cell office:value-type="float" office:value="0.733975584960761">
                <text:p>0.733975584960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95440">
                <text:p>6095440</text:p>
              </table:table-cell>
              <table:table-cell office:value-type="float" office:value="0.877769002085787">
                <text:p>0.877769002085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220">
                <text:p>117220</text:p>
              </table:table-cell>
              <table:table-cell office:value-type="float" office:value="45.2810068336304">
                <text:p>45.2810068336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65722">
                <text:p>82065722</text:p>
              </table:table-cell>
              <table:table-cell office:value-type="float" office:value="0.0646779129176266">
                <text:p>0.0646779129176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3860">
                <text:p>1523860</text:p>
              </table:table-cell>
              <table:table-cell office:value-type="float" office:value="3.37632750516734">
                <text:p>3.37632750516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33200">
                <text:p>7033200</text:p>
              </table:table-cell>
              <table:table-cell office:value-type="float" office:value="0.73153762611959">
                <text:p>0.73153762611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8818">
                <text:p>808818</text:p>
              </table:table-cell>
              <table:table-cell office:value-type="float" office:value="6.15992873923483">
                <text:p>6.15992873923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200">
                <text:p>1172200</text:p>
              </table:table-cell>
              <table:table-cell office:value-type="float" office:value="4.25035083007204">
                <text:p>4.25035083007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9796">
                <text:p>4899796</text:p>
              </table:table-cell>
              <table:table-cell office:value-type="float" office:value="1.0168303421225">
                <text:p>1.0168303421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22000">
                <text:p>11722000</text:p>
              </table:table-cell>
              <table:table-cell office:value-type="float" office:value="0.425035083007204">
                <text:p>0.425035083007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220">
                <text:p>117220</text:p>
              </table:table-cell>
              <table:table-cell office:value-type="float" office:value="39.1103251615114">
                <text:p>39.1103251615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5440">
                <text:p>6095440</text:p>
              </table:table-cell>
              <table:table-cell office:value-type="float" office:value="0.752121637721374">
                <text:p>0.752121637721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95440">
                <text:p>6095440</text:p>
              </table:table-cell>
              <table:table-cell office:value-type="float" office:value="0.752121637721374">
                <text:p>0.752121637721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05400">
                <text:p>8205400</text:p>
              </table:table-cell>
              <table:table-cell office:value-type="float" office:value="0.558718930878735">
                <text:p>0.558718930878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22000">
                <text:p>11722000</text:p>
              </table:table-cell>
              <table:table-cell office:value-type="float" office:value="0.391103251615114">
                <text:p>0.391103251615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28444">
                <text:p>29328444</text:p>
              </table:table-cell>
              <table:table-cell office:value-type="float" office:value="0.156316247647927">
                <text:p>0.156316247647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8134328">
                <text:p>428134328</text:p>
              </table:table-cell>
              <table:table-cell office:value-type="float" office:value="0.010708116625099">
                <text:p>0.010708116625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95440">
                <text:p>6095440</text:p>
              </table:table-cell>
              <table:table-cell office:value-type="float" office:value="0.725414921058777">
                <text:p>0.725414921058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338200">
                <text:p>36338200</text:p>
              </table:table-cell>
              <table:table-cell office:value-type="float" office:value="0.121682502887279">
                <text:p>0.121682502887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